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2" svg:font-family="Consolas"/>
    <style:font-face style:name="Consolas" svg:font-family="Consolas" style:font-family-generic="roman"/>
    <style:font-face style:name="Times New Roman" svg:font-family="'Times New Roman'" style:font-family-generic="roman"/>
    <style:font-face style:name="Arial" svg:font-family="Arial" style:font-pitch="variable"/>
    <style:font-face style:name="Consolas1" svg:font-family="Consolas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2.206cm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1.75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>
      <style:graphic-properties draw:stroke="dash" draw:stroke-dash="Double_20_Dash" svg:stroke-color="#000000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6.384cm"/>
      <style:paragraph-properties style:writing-mode="lr-tb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.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2.7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11" style:family="graphic" style:parent-style-name="objectwithoutfill">
      <style:graphic-properties svg:stroke-color="#000000" draw:marker-end="Стили_20_стрелок_20_3" draw:marker-end-width="0.3cm" draw:fill="none" draw:fill-color="#ffffff" draw:textarea-vertical-align="middle"/>
    </style:style>
    <style:style style:name="gr12" style:family="graphic" style:parent-style-name="objectwithoutfill">
      <style:graphic-properties svg:stroke-color="#000000" draw:marker-end="Стили_20_стрелок_20_4" draw:marker-end-width="0.3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4.854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vertical-align="middle"/>
    </style:style>
    <style:style style:name="gr17" style:family="graphic" style:parent-style-name="objectwithoutfill">
      <style:graphic-properties svg:stroke-color="#000000" draw:marker-end="Стили_20_стрелок_20_9" draw:marker-end-width="0.3cm" draw:fill="none" draw:fill-color="#ffffff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7.408cm"/>
      <style:paragraph-properties style:writing-mode="lr-tb"/>
    </style:style>
    <style:style style:name="gr19" style:family="graphic" style:parent-style-name="objectwithoutfill">
      <style:graphic-properties svg:stroke-color="#000000" draw:marker-end="Стили_20_стрелок_20_10" draw:marker-end-width="0.3cm" draw:fill="none" draw:fill-color="#ffffff" draw:textarea-vertical-align="middl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4.09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4.976cm"/>
      <style:paragraph-properties style:writing-mode="lr-tb"/>
    </style:style>
    <style:style style:name="gr22" style:family="graphic" style:parent-style-name="objectwithoutfill">
      <style:graphic-properties svg:stroke-color="#000000" draw:marker-end="Стили_20_стрелок_20_11" draw:marker-end-width="0.3cm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986cm" fo:min-width="7.618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8.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2" fo:font-size="12pt" style:font-size-asian="18pt" style:font-size-complex="18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2" fo:font-size="12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text-align="center"/>
      <style:text-properties style:font-name="Times New Roman2" fo:font-size="12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2" fo:font-size="12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2" fo:font-size="12pt" style:font-size-asian="18pt" style:font-size-complex="18pt"/>
    </style:style>
    <style:style style:name="P8" style:family="paragraph">
      <style:paragraph-properties fo:text-align="center"/>
      <style:text-properties style:text-position="0% 100%" fo:font-size="12pt"/>
    </style:style>
    <style:style style:name="P9" style:family="paragraph">
      <loext:graphic-properties draw:fill-color="#ffffff"/>
      <style:paragraph-properties fo:text-align="center"/>
      <style:text-properties style:text-position="0% 100%" style:font-name="Times New Roman1"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style:font-name="Times New Roman1" fo:font-size="12pt" style:font-size-asian="12pt" style:font-size-complex="12pt"/>
    </style:style>
    <style:style style:name="P14" style:family="paragraph">
      <loext:graphic-properties draw:fill-color="#ffffff"/>
      <style:paragraph-properties fo:text-align="center"/>
      <style:text-properties style:font-name="Times New Roman1" fo:font-size="11pt" style:font-size-asian="11pt" style:font-size-complex="11pt"/>
    </style:style>
    <style:style style:name="T1" style:family="text">
      <style:text-properties style:font-name="Times New Roman2" fo:font-size="12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0% 100%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font-name="Times New Roman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cm" svg:height="1cm" svg:x="9cm" svg:y="4cm"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Text-Annotation-2" draw:style-name="gr2" draw:text-style-name="P4" xml:id="id2" draw:id="id2" draw:layer="layout" svg:width="0.495cm" svg:height="2cm" svg:x="13cm" svg:y="2cm">
          <text:p text:style-name="P3"><text:span text:style-name="T2">#include &lt;cmath&gt;</text:span></text:p>
          <text:p text:style-name="P3"><text:span text:style-name="T2">#include &lt;iostream&gt;</text:span></text:p>
          <text:p text:style-name="P3"><text:span text:style-name="T2"/></text:p>
          <text:p text:style-name="P3"><text:span text:style-name="T2">using namespace std;</text:span></text:p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3" draw:text-style-name="P5" draw:layer="layout" svg:x1="10.5cm" svg:y1="4cm" svg:x2="13cm" svg:y2="3cm" draw:start-shape="id1" draw:start-glue-point="4" draw:end-shape="id2" draw:end-glue-point="5" svg:d="M10500 4000v-1000h2500" svg:viewBox="0 0 2501 1001">
          <text:p/>
        </draw:connector>
        <draw:custom-shape draw:style-name="gr4" draw:text-style-name="P2" xml:id="id3" draw:id="id3" draw:layer="layout" svg:width="9cm" svg:height="1cm" svg:x="6cm" svg:y="7cm">
          <text:p text:style-name="P1"><text:span text:style-name="T1">dichotomySearchAlgorithm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4" draw:id="id4" draw:layer="layout" svg:width="9cm" svg:height="1cm" svg:x="6cm" svg:y="8.5cm">
          <text:p text:style-name="P1"><text:span text:style-name="T1">newtonsMethod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6" draw:layer="layout" draw:type="line" svg:x1="10.5cm" svg:y1="8cm" svg:x2="10.5cm" svg:y2="8.5cm" draw:start-shape="id3" draw:start-glue-point="2" draw:end-shape="id4" draw:end-glue-point="0" svg:d="M10500 8000v500" svg:viewBox="0 0 1 501">
          <text:p/>
        </draw:connector>
        <draw:custom-shape draw:style-name="gr6" draw:text-style-name="P2" xml:id="id5" draw:id="id5" draw:layer="layout" svg:width="6cm" svg:height="1cm" svg:x="7.5cm" svg:y="5.5cm">
          <text:p text:style-name="P1"><text:span text:style-name="T1">setlocale(LC_ALL, "Russian"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10.5cm" svg:y1="5cm" svg:x2="10.5cm" svg:y2="5.5cm" draw:start-shape="id1" draw:start-glue-point="6" draw:end-shape="id5" draw:end-glue-point="4" svg:d="M10500 5000v500" svg:viewBox="0 0 1 501">
          <text:p/>
        </draw:connector>
        <draw:connector draw:style-name="gr5" draw:text-style-name="P6" draw:layer="layout" draw:type="line" svg:x1="10.5cm" svg:y1="6.5cm" svg:x2="10.5cm" svg:y2="7cm" draw:start-shape="id5" draw:start-glue-point="6" draw:end-shape="id3" draw:end-glue-point="0" svg:d="M10500 6500v500" svg:viewBox="0 0 1 501">
          <text:p/>
        </draw:connector>
        <draw:custom-shape draw:style-name="gr4" draw:text-style-name="P2" xml:id="id6" draw:id="id6" draw:layer="layout" svg:width="9cm" svg:height="1cm" svg:x="6cm" svg:y="10cm">
          <text:p text:style-name="P1"><text:span text:style-name="T1">void dichotomySearchAlgorithm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2" xml:id="id7" draw:id="id7" draw:layer="layout" svg:width="7cm" svg:height="1cm" svg:x="7cm" svg:y="11.5cm">
          <text:p text:style-name="P1"><text:span text:style-name="T1">double a = 2, b = 3;</text:span></text:p>
          <text:p text:style-name="P1"><text:span text:style-name="T1"><text:s text:c="4"/></text:span><text:span text:style-name="T1">const double EPSILON = 0.000001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10.5cm" svg:y1="11cm" svg:x2="10.5cm" svg:y2="11.5cm" draw:start-shape="id6" draw:start-glue-point="2" draw:end-shape="id7" draw:end-glue-point="4" svg:d="M10500 11000v500" svg:viewBox="0 0 1 501">
          <text:p/>
        </draw:connector>
        <draw:custom-shape draw:style-name="gr8" draw:text-style-name="P2" xml:id="id8" draw:id="id8" draw:layer="layout" svg:width="6.5cm" svg:height="3.5cm" svg:x="7.25cm" svg:y="13.5cm">
          <text:p text:style-name="P1"><text:span text:style-name="T1">while</text:span></text:p>
          <text:p text:style-name="P1"><text:span text:style-name="T1">(abs(a - b) &gt;= EPSILON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2" xml:id="id9" draw:id="id9" draw:layer="layout" svg:width="4cm" svg:height="1cm" svg:x="8.5cm" svg:y="17.5cm">
          <text:p text:style-name="P1"><text:span text:style-name="T1">double x = (a + b) / 2;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4cm" svg:height="2cm" svg:x="8.5cm" svg:y="21.5cm">
          <text:p text:style-name="P1"><text:span text:style-name="T1">if (f_a * f_x &gt; 0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6" draw:layer="layout" draw:type="line" svg:x1="10.5cm" svg:y1="17cm" svg:x2="10.5cm" svg:y2="17.5cm" draw:start-shape="id8" draw:start-glue-point="6" draw:end-shape="id9" draw:end-glue-point="0" svg:d="M10500 17000v500" svg:viewBox="0 0 1 501">
          <text:p/>
        </draw:connector>
        <draw:connector draw:style-name="gr11" draw:text-style-name="P6" draw:layer="layout" svg:x1="8.5cm" svg:y1="22.5cm" svg:x2="6.5cm" svg:y2="23.25cm" draw:start-shape="id10" draw:start-glue-point="5" draw:end-shape="id11" draw:end-glue-point="0" svg:d="M8500 22500h-2000v750" svg:viewBox="0 0 2001 751">
          <text:p/>
        </draw:connector>
        <draw:connector draw:style-name="gr12" draw:text-style-name="P6" draw:layer="layout" svg:x1="12.5cm" svg:y1="22.5cm" svg:x2="14.5cm" svg:y2="23.25cm" draw:start-shape="id10" draw:start-glue-point="7" draw:end-shape="id12" draw:end-glue-point="0" svg:d="M12500 22500h2000v750" svg:viewBox="0 0 2001 751">
          <text:p/>
        </draw:connector>
        <draw:frame draw:style-name="gr13" draw:text-style-name="P7" draw:layer="layout" svg:width="1.158cm" svg:height="0.721cm" svg:x="6.5cm" svg:y="21.75cm">
          <draw:text-box>
            <text:p><text:span text:style-name="T1">true</text:span></text:p>
          </draw:text-box>
        </draw:frame>
        <draw:frame draw:style-name="gr14" draw:text-style-name="P7" draw:layer="layout" svg:width="1.408cm" svg:height="1.191cm" svg:x="13.342cm" svg:y="21.75cm">
          <draw:text-box>
            <text:p><text:span text:style-name="T1">false</text:span></text:p>
          </draw:text-box>
        </draw:frame>
        <draw:custom-shape draw:style-name="gr15" draw:text-style-name="P9" xml:id="id13" draw:id="id13" draw:layer="layout" svg:width="7cm" svg:height="2cm" svg:x="7cm" svg:y="19cm">
          <text:p text:style-name="P8"><text:span text:style-name="T3">double f_a = fun(a),</text:span></text:p>
          <text:p text:style-name="P8"><text:span text:style-name="T3">f_x = fun(x),</text:span></text:p>
          <text:p text:style-name="P8"><text:span text:style-name="T3">f_b = fun(b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2" xml:id="id11" draw:id="id11" draw:layer="layout" svg:width="2cm" svg:height="1cm" svg:x="5.5cm" svg:y="23.25cm">
          <text:p text:style-name="P1"><text:span text:style-name="T1">a = x;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2cm" svg:height="1cm" svg:x="13.5cm" svg:y="23.25cm">
          <text:p text:style-name="P1"><text:span text:style-name="T1">b = x;</text:span></text:p>
          <draw:enhanced-geometry svg:viewBox="0 0 21600 21600" draw:type="rectangle" draw:enhanced-path="M 0 0 L 21600 0 21600 21600 0 21600 0 0 Z N"/>
        </draw:custom-shape>
        <draw:connector draw:style-name="gr5" draw:text-style-name="P10" xml:id="id16" draw:id="id16" draw:layer="layout" draw:type="line" svg:x1="10.5cm" svg:y1="12.5cm" svg:x2="10.5cm" svg:y2="13.5cm" draw:start-shape="id7" draw:start-glue-point="6" draw:end-shape="id8" draw:end-glue-point="4" svg:d="M10500 12500v1000" svg:viewBox="0 0 1 1001">
          <text:p/>
        </draw:connector>
        <draw:connector draw:style-name="gr5" draw:text-style-name="P10" draw:layer="layout" draw:type="line" svg:x1="10.5cm" svg:y1="18.5cm" svg:x2="10.5cm" svg:y2="19cm" draw:start-shape="id9" draw:start-glue-point="2" draw:end-shape="id13" draw:end-glue-point="0" svg:d="M10500 18500v500" svg:viewBox="0 0 1 501">
          <text:p/>
        </draw:connector>
        <draw:connector draw:style-name="gr5" draw:text-style-name="P10" draw:layer="layout" draw:type="line" svg:x1="10.5cm" svg:y1="21cm" svg:x2="10.5cm" svg:y2="21.5cm" draw:start-shape="id13" draw:start-glue-point="2" draw:end-shape="id10" draw:end-glue-point="4" svg:d="M10500 21000v500" svg:viewBox="0 0 1 501">
          <text:p/>
        </draw:connector>
        <draw:connector draw:style-name="gr16" draw:text-style-name="P11" xml:id="id14" draw:id="id14" draw:layer="layout" draw:line-skew="0.124cm" svg:x1="14.5cm" svg:y1="24.25cm" svg:x2="10.5cm" svg:y2="25cm" draw:start-shape="id12" draw:start-glue-point="2" svg:d="M14500 24250v750h-4000" svg:viewBox="0 0 4001 751">
          <text:p/>
        </draw:connector>
        <draw:connector draw:style-name="gr16" draw:text-style-name="P11" draw:layer="layout" svg:x1="6.5cm" svg:y1="24.25cm" svg:x2="10.5cm" svg:y2="25cm" draw:start-shape="id11" draw:start-glue-point="2" draw:end-shape="id14" draw:end-glue-point="3" svg:d="M6500 24250v750h4000" svg:viewBox="0 0 4001 751">
          <text:p/>
        </draw:connector>
        <draw:connector draw:style-name="gr5" draw:text-style-name="P10" xml:id="id15" draw:id="id15" draw:layer="layout" draw:type="line" svg:x1="10.5cm" svg:y1="25cm" svg:x2="10.5cm" svg:y2="25.547cm" draw:start-shape="id14" draw:start-glue-point="3" svg:d="M10500 25000v547" svg:viewBox="0 0 1 548">
          <text:p/>
        </draw:connector>
        <draw:connector draw:style-name="gr17" draw:text-style-name="P10" draw:layer="layout" draw:line-skew="-6.001cm" svg:x1="10.5cm" svg:y1="25.547cm" svg:x2="10.5cm" svg:y2="13cm" draw:start-shape="id15" draw:start-glue-point="3" draw:end-shape="id16" draw:end-glue-point="0" svg:d="M10500 25547h-5500v-12547h5500" svg:viewBox="0 0 5501 12548">
          <text:p/>
        </draw:connector>
        <draw:custom-shape draw:style-name="gr18" draw:text-style-name="P13" xml:id="id17" draw:id="id17" draw:layer="layout" svg:width="13cm" svg:height="1cm" svg:x="4cm" svg:y="27cm">
          <text:p text:style-name="P12"><text:span text:style-name="T4">cout &lt;&lt; "Дихотомический поиск: " &lt;&lt; b &lt;&lt; "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9" draw:text-style-name="P10" draw:layer="layout" draw:line-skew="1.749cm 4.499cm" svg:x1="13.75cm" svg:y1="15.25cm" svg:x2="10.5cm" svg:y2="27cm" draw:start-shape="id8" draw:start-glue-point="7" draw:end-shape="id17" draw:end-glue-point="5" svg:d="M13750 15250h2250v11250h-5500v500" svg:viewBox="0 0 5501 11751">
          <text:p/>
        </draw:connector>
      </draw:page>
      <draw:page draw:name="page2" draw:style-name="dp1" draw:master-page-name="Обычный">
        <draw:custom-shape draw:style-name="gr4" draw:text-style-name="P2" xml:id="id18" draw:id="id18" draw:layer="layout" svg:width="9cm" svg:height="1cm" svg:x="6cm" svg:y="2cm">
          <text:p text:style-name="P1"><text:span text:style-name="T1">void newtonsMethod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6" draw:layer="layout" draw:type="line" svg:x1="10.5cm" svg:y1="3cm" svg:x2="10.5cm" svg:y2="3.5cm" draw:start-shape="id18" draw:start-glue-point="2" draw:end-shape="id19" draw:end-glue-point="0" svg:d="M10500 3000v500" svg:viewBox="0 0 1 501">
          <text:p/>
        </draw:connector>
        <draw:custom-shape draw:style-name="gr8" draw:text-style-name="P2" xml:id="id20" draw:id="id20" draw:layer="layout" svg:width="6.5cm" svg:height="3.5cm" svg:x="7.25cm" svg:y="5.5cm">
          <text:p text:style-name="P1"><text:span text:style-name="T1">while</text:span></text:p>
          <text:p text:style-name="P1"><text:span text:style-name="T1">(abs(a - b) &gt;= EPSILON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2" xml:id="id21" draw:id="id21" draw:layer="layout" svg:width="4cm" svg:height="1cm" svg:x="8.5cm" svg:y="9.5cm">
          <text:p text:style-name="P1"><text:span text:style-name="T1">a = b;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0.5cm" svg:y1="9cm" svg:x2="10.5cm" svg:y2="9.5cm" draw:start-shape="id20" draw:start-glue-point="6" draw:end-shape="id21" draw:end-glue-point="0" svg:d="M10500 9000v500" svg:viewBox="0 0 1 501">
          <text:p/>
        </draw:connector>
        <draw:custom-shape draw:style-name="gr20" draw:text-style-name="P9" xml:id="id22" draw:id="id22" draw:layer="layout" svg:width="6cm" svg:height="1cm" svg:x="7.5cm" svg:y="11cm">
          <text:p text:style-name="P8"><text:span text:style-name="T3"><text:s/></text:span><text:span text:style-name="T3">b = a - fun(a) / dfun(a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0" xml:id="id24" draw:id="id24" draw:layer="layout" draw:type="line" svg:x1="10.5cm" svg:y1="4.5cm" svg:x2="10.5cm" svg:y2="5.5cm" draw:start-shape="id19" draw:start-glue-point="2" draw:end-shape="id20" draw:end-glue-point="4" svg:d="M10500 4500v1000" svg:viewBox="0 0 1 1001">
          <text:p/>
        </draw:connector>
        <draw:connector draw:style-name="gr5" draw:text-style-name="P10" draw:layer="layout" draw:type="line" svg:x1="10.5cm" svg:y1="10.5cm" svg:x2="10.5cm" svg:y2="11cm" draw:start-shape="id21" draw:start-glue-point="2" draw:end-shape="id22" draw:end-glue-point="0" svg:d="M10500 10500v500" svg:viewBox="0 0 1 501">
          <text:p/>
        </draw:connector>
        <draw:custom-shape draw:style-name="gr21" draw:text-style-name="P13" xml:id="id23" draw:id="id23" draw:layer="layout" svg:width="9cm" svg:height="1cm" svg:x="6cm" svg:y="15cm">
          <text:p text:style-name="P12"><text:span text:style-name="T4">cout &lt;&lt; "Метод Ньютона: " &lt;&lt; b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9" draw:text-style-name="P10" draw:layer="layout" draw:line-skew="0.749cm 1.999cm" svg:x1="13.75cm" svg:y1="7.25cm" svg:x2="10.5cm" svg:y2="15cm" draw:start-shape="id20" draw:start-glue-point="7" draw:end-shape="id23" draw:end-glue-point="5" svg:d="M13750 7250h1250v6750h-4500v1000" svg:viewBox="0 0 4501 7751">
          <text:p/>
        </draw:connector>
        <draw:custom-shape draw:style-name="gr4" draw:text-style-name="P14" xml:id="id19" draw:id="id19" draw:layer="layout" svg:width="9cm" svg:height="1cm" svg:x="6cm" svg:y="3.5cm">
          <text:p text:style-name="P12"><text:span text:style-name="T5">double a = 2, b = a - fun(a) / dfun(a);</text:span></text:p>
          <text:p text:style-name="P12"><text:span text:style-name="T5">const double EPSILON = 0.000001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2" draw:text-style-name="P10" draw:layer="layout" draw:line-skew="0.498cm -0.999cm" svg:x1="10.5cm" svg:y1="12cm" svg:x2="10.5cm" svg:y2="5cm" draw:start-shape="id22" draw:start-glue-point="2" draw:end-shape="id24" draw:end-glue-point="0" svg:d="M10500 12000v1000h-4500v-8000h4500" svg:viewBox="0 0 4501 8001">
          <text:p/>
        </draw:connector>
        <draw:custom-shape draw:style-name="gr4" draw:text-style-name="P2" xml:id="id28" draw:id="id28" draw:layer="layout" svg:width="9cm" svg:height="1cm" svg:x="6cm" svg:y="17cm">
          <text:p text:style-name="P1"><text:span text:style-name="T1">double fun(const double&amp; x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13" xml:id="id29" draw:id="id29" draw:layer="layout" svg:width="9cm" svg:height="1.75cm" svg:x="6cm" svg:y="18.5cm">
          <text:p text:style-name="P12"><text:span text:style-name="T4">return 3 * sin(sqrt(x)) + 0.35 * x - 3.8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2" xml:id="id27" draw:id="id27" draw:layer="layout" svg:width="9cm" svg:height="1cm" svg:x="6cm" svg:y="21.25cm">
          <text:p text:style-name="P1"><text:span text:style-name="T1">double dfun(const double&amp; x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2" xml:id="id25" draw:id="id25" draw:layer="layout" svg:width="9cm" svg:height="1cm" svg:x="6cm" svg:y="22.75cm">
          <text:p text:style-name="P1"><text:span text:style-name="T1">double r = sqrt(x);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26" draw:id="id26" draw:layer="layout" svg:width="9cm" svg:height="1.75cm" svg:x="6cm" svg:y="24.25cm">
          <text:p text:style-name="P12"><text:span text:style-name="T4">return 3 * cos(r) / 2 * r + 0.35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0" draw:layer="layout" draw:type="line" svg:x1="10.5cm" svg:y1="23.75cm" svg:x2="10.5cm" svg:y2="24.25cm" draw:start-shape="id25" draw:start-glue-point="2" draw:end-shape="id26" draw:end-glue-point="4" svg:d="M10500 23750v500" svg:viewBox="0 0 1 501">
          <text:p/>
        </draw:connector>
        <draw:connector draw:style-name="gr5" draw:text-style-name="P10" draw:layer="layout" draw:type="line" svg:x1="10.5cm" svg:y1="22.25cm" svg:x2="10.5cm" svg:y2="22.75cm" draw:start-shape="id27" draw:start-glue-point="2" draw:end-shape="id25" draw:end-glue-point="0" svg:d="M10500 22250v500" svg:viewBox="0 0 1 501">
          <text:p/>
        </draw:connector>
        <draw:connector draw:style-name="gr5" draw:text-style-name="P10" draw:layer="layout" draw:type="line" svg:x1="10.5cm" svg:y1="18cm" svg:x2="10.5cm" svg:y2="18.5cm" draw:start-shape="id28" draw:start-glue-point="2" draw:end-shape="id29" draw:end-glue-point="4" svg:d="M10500 18000v500" svg:viewBox="0 0 1 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2" svg:font-family="Consolas"/>
    <style:font-face style:name="Consolas" svg:font-family="Consolas" style:font-family-generic="roman"/>
    <style:font-face style:name="Times New Roman" svg:font-family="'Times New Roman'" style:font-family-generic="roman"/>
    <style:font-face style:name="Arial" svg:font-family="Arial" style:font-pitch="variable"/>
    <style:font-face style:name="Consolas1" svg:font-family="Consolas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13T20:29:28.586000000</dc:date>
    <meta:editing-duration>PT3M7S</meta:editing-duration>
    <meta:editing-cycles>2</meta:editing-cycles>
    <meta:generator>LibreOffice/7.1.5.2$Windows_X86_64 LibreOffice_project/85f04e9f809797b8199d13c421bd8a2b025d52b5</meta:generator>
    <meta:document-statistic meta:object-count="52"/>
  </office:meta>
</office:document-meta>
</file>